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writing-mode="lr-tb"/>
      <style:text-properties fo:language="fr" fo:country="FR"/>
    </style:style>
    <style:style style:name="P2" style:family="paragraph" style:parent-style-name="Standard">
      <style:text-properties fo:language="fr" fo:country="FR"/>
    </style:style>
    <style:style style:name="P3" style:family="paragraph" style:parent-style-name="Heading">
      <style:text-properties fo:font-size="18pt" style:font-size-asian="18pt" style:font-size-complex="18pt"/>
    </style:style>
    <style:style style:name="P4" style:family="paragraph" style:parent-style-name="Text_20_body" style:list-style-name="L1"/>
    <style:style style:name="T1" style:family="text">
      <style:text-properties fo:font-size="16pt" style:font-size-asian="16pt" style:font-size-complex="16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ge M2R3i - Modele d'abstraction des données de contexte dans la configuration d'un reseau d'application</text:p>
      <text:h text:style-name="Heading_20_1" text:outline-level="1">État de l'art</text:h>
      <text:p text:style-name="Text_20_body">Faire un résumé de l'état de l'art pour la gestion du contexte dans les infrastructures orientées services et applications :</text:p>
      <text:list xml:id="list20758421111" text:style-name="L1">
        <text:list-item>
          <text:p text:style-name="P4">Passer en revue les différentes architectures de gestion de contexte</text:p>
        </text:list-item>
        <text:list-item>
          <text:p text:style-name="P4">Approfondissement des modèles orientés services/réseau/solutions distribuées</text:p>
        </text:list-item>
        <text:list-item>
          <text:p text:style-name="P4">L'outil tiramisu : Possibilités d'évolution vers un système multi-agents (modèle peer-to-peer : démons tiramisud)</text:p>
        </text:list-item>
      </text:list>
      <text:h text:style-name="Heading_20_1" text:outline-level="1">Problématique</text:h>
      <text:p text:style-name="Standard">L'une des principales innovations à apporter dans les infrastructures axées sur les applications (ACI) réside dans l'introduction d'une interface présentant un niveau d'abstraction élevé. Cela permetterait de représenter la connectivité des composants applicatifs avec les politiques de haut niveau qui la régissent. Cette couche doit rester simple d'utilisation pour les développeurs d'applications, et le modèle améliorer simultanément l'automatisation et la sécurité.</text:p>
      <text:h text:style-name="Heading_20_2" text:outline-level="2">Approche de la théorie de la promesse</text:h>
      <text:p text:style-name="Standard">Le modèle de politique de l'ACI serait un modèle orienté objet basé sur la théorie de la promesse. Celle-ci s'appuie sur un contrôle évolutif des objets intelligents, contrairement aux modèles impératifs plus traditionnels pensés comme des systèmes de gestion descendants. Dans ces derniers, le gestionnaire central doit être informé des commandes de configuration des objets sous-jacents et de l'état actuel de ces objets.</text:p>
      <text:p text:style-name="Standard"/>
      <text:p text:style-name="Standard">Au sein du contexte, le modèle fournit une série d'objets qui définissent l'application. Les objets englobent les terminaux, les groupes de terminaux et les politiques qui définissent leur relation</text:p>
      <text:p text:style-name="Standard"/>
      <text:p text:style-name="Standard">L'infrastructure conçoit un modèle d'objet pour le déploiement d'applications, ces dernières en constituant le point central. Historiquement, les applications étaient limitées par les capacités du réseau et par des configurations visant à prévenir leur utilisation abusive. Des concepts tels que l'adressage, le VLAN et la sécurité sont depuis toujours intimement liés, ce qui limite l'évolutivité et la mobilité des applications. Alors que les applications sont redessinées pour la mobilité et l'évolutivité web, cette approche traditionnelle empêche leur déploiement rapide et homogène.</text:p>
      <text:h text:style-name="Heading_20_2" text:outline-level="2">Algorithme de consensus Raft</text:h>
      <text:section text:style-name="Sect1" text:name="gt-text-top">
        <text:section text:style-name="Sect1" text:name="gt-res-c">
          <text:section text:style-name="Sect1" text:name="gt-res-p">
            <text:section text:style-name="Sect1" text:name="gt-res-data">
              <text:section text:style-name="Sect1" text:name="gt-res-wrap">
                <text:section text:style-name="Sect1" text:name="gt-res-content">
                  <text:p text:style-name="P1"><text:bookmark text:name="result_box"/>Raft est un algorithme de consensus qui est conçu pour être facile à comprendre. Il est équivalent à Paxos dans la tolérance aux pannes et en termes de performance. La différence, c'est qu'il est décomposé en sous-problèmes relativement indépendants, et il traite de manière rigoureuse toutes les pièces majeures nécessaires pour obtenir un système cohérent.</text:p>
                </text:section>
              </text:section>
            </text:section>
          </text:section>
        </text:section>
      </text:section>
      <text:p text:style-name="P2"/>
      <text:p text:style-name="P2"><text:bookmark text:name="result_box1"/>Le consensus est un problème fondamental dans les systèmes distribués tolérants aux pannes. <text:soft-page-break/>Consensus implique de multiples serveurs acceptant des valeurs. Une fois qu'ils atteignent une décision sur une valeur, cette décision est définitive. Les algorithmes de consensus typiques <text:s/>sont amenés à faire des progrès lorque la majorité de leurs serveurs sont disponibles, par exemple, un cluster de 5 serveurs peut continuer à fonctionner même si deux serveurs ne sont plus disponibles. Si plusieurs serveurs échouent, ils cessent de faire des progrès (mais ils ne retournerons jamais de valeurs érronées).</text:p>
      <text:p text:style-name="Standard">.</text:p>
      <text:h text:style-name="Heading_20_1" text:outline-level="1">Validation</text:h>
      <text:p text:style-name="Text_20_body">Valider la solution avec un prototype ou une simulation. Le stage comprendra une partie “développement” à l'issue de laquelle un prototype implémentant le gestionnaire de configuration distribué sera livré. Il devra apporter la preuve des concepts evoqués. (La demonsration sera très certainement virtualis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Loaec</meta:initial-creator>
    <meta:creation-date>2014-03-26T14:30:31</meta:creation-date>
    <dc:date>2014-03-31T11:10:47</dc:date>
    <dc:creator>Ghislain Loaec</dc:creator>
    <meta:editing-duration>PT1H51M33S</meta:editing-duration>
    <meta:editing-cycles>8</meta:editing-cycles>
    <meta:generator>LibreOffice/3.5$Linux_X86_64 LibreOffice_project/350m1$Build-2</meta:generator>
    <meta:document-statistic meta:table-count="0" meta:image-count="0" meta:object-count="0" meta:page-count="2" meta:paragraph-count="18" meta:word-count="507" meta:character-count="3540" meta:non-whitespace-character-count="3053"/>
  </office:meta>
</office:document-meta>
</file>